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00000001429C58A68F.svm" manifest:media-type=""/>
  <manifest:file-entry manifest:full-path="Pictures/20000001000002720000027A6FC9F71E.svm" manifest:media-type=""/>
  <manifest:file-entry manifest:full-path="Pictures/200000020000031B000001BF21458C19.eps" manifest:media-type=""/>
  <manifest:file-entry manifest:full-path="Pictures/20000001000001F700000142C07AC814.svm" manifest:media-type=""/>
  <manifest:file-entry manifest:full-path="Pictures/20000001000003270000027A2A5BDA74.svm" manifest:media-type=""/>
  <manifest:file-entry manifest:full-path="Pictures/2000000100000211000000F6F05E0325.svm" manifest:media-type=""/>
  <manifest:file-entry manifest:full-path="Pictures/2000000100000124000000D8A19DD694.svm" manifest:media-type=""/>
  <manifest:file-entry manifest:full-path="Pictures/200000010000021500000142BBC54767.svm" manifest:media-type=""/>
  <manifest:file-entry manifest:full-path="Pictures/200000010000027A0000027A2368B7CD.svm" manifest:media-type=""/>
  <manifest:file-entry manifest:full-path="Pictures/200000010000017D000000FE15DA85A5.svm" manifest:media-type=""/>
  <manifest:file-entry manifest:full-path="Pictures/20000001000001B000000129C1E76D42.svm" manifest:media-type=""/>
  <manifest:file-entry manifest:full-path="Pictures/20000001000001F7000000F6A887693B.svm" manifest:media-type=""/>
  <manifest:file-entry manifest:full-path="Pictures/20000001000001810000014A6B864DF8.svm" manifest:media-type=""/>
  <manifest:file-entry manifest:full-path="Pictures/2000000100000153000000F286D453A3.svm" manifest:media-type=""/>
  <manifest:file-entry manifest:full-path="Pictures/200000010000021D000001423BFB18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Q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o_{b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0_{a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Q_{a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{a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g_m  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89cm" svg:height="5.841cm" svg:x="1.287cm" svg:y="0.859cm">
          <draw:image xlink:href="Pictures/200000020000031B000001BF21458C19.eps" xlink:type="simple" xlink:show="embed" xlink:actuate="onLoad">
            <text:p/>
          </draw:image>
        </draw:frame>
        <draw:frame draw:style-name="gr2" draw:text-style-name="P2" draw:layer="layout" svg:width="0.937cm" svg:height="0.911cm" svg:x="10.524cm" svg:y="6.329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513cm" svg:y="6.329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8.618cm" svg:y1="3.591cm" svg:x2="8.618cm" svg:y2="4.592cm">
          <text:p/>
        </draw:line>
        <draw:line draw:style-name="gr3" draw:text-style-name="P1" draw:layer="layout" svg:x1="10.258cm" svg:y1="2.194cm" svg:x2="10.258cm" svg:y2="3.195cm">
          <text:p/>
        </draw:line>
        <draw:line draw:style-name="gr3" draw:text-style-name="P1" draw:layer="layout" svg:x1="10.258cm" svg:y1="4.592cm" svg:x2="10.258cm" svg:y2="3.591cm">
          <text:p/>
        </draw:line>
        <draw:frame draw:style-name="gr2" draw:text-style-name="P3" xml:id="id1" draw:id="id1" draw:layer="layout" svg:width="1.256cm" svg:height="0.911cm" svg:x="6.256cm" svg:y="2.607cm">
          <draw:text-box>
            <text:p><text:span text:style-name="T2">حوالہ</text:span></text:p>
          </draw:text-box>
        </draw:frame>
        <draw:frame draw:style-name="gr2" draw:text-style-name="P3" xml:id="id3" draw:id="id3" draw:layer="layout" svg:width="1.383cm" svg:height="0.911cm" svg:x="11.415cm" svg:y="0.643cm">
          <draw:text-box>
            <text:p><text:span text:style-name="T2">عکس</text:span></text:p>
          </draw:text-box>
        </draw:frame>
        <draw:connector draw:style-name="gr3" draw:text-style-name="P1" draw:layer="layout" draw:type="curve" svg:x1="7.512cm" svg:y1="3.062cm" svg:x2="8.056cm" svg:y2="3.55cm" draw:start-shape="id1" draw:start-glue-point="1" draw:end-shape="id2" draw:end-glue-point="0" svg:d="m7512 3062c363 0 544 162 544 488">
          <text:p/>
        </draw:connector>
        <draw:connector draw:style-name="gr3" draw:text-style-name="P1" draw:layer="layout" draw:type="curve" svg:x1="12.106cm" svg:y1="1.554cm" svg:x2="11.042cm" svg:y2="2.216cm" draw:start-shape="id3" draw:start-glue-point="2" draw:end-shape="id4" draw:end-glue-point="0" svg:d="m12106 1554c0 496-1064 166-1064 662">
          <text:p/>
        </draw:connector>
        <draw:frame draw:style-name="gr4" draw:text-style-name="P1" draw:layer="layout" svg:width="0.602cm" svg:height="0.385cm" svg:x="1.556cm" svg:y="1.026cm">
          <draw:image xlink:href="Pictures/20000001000001F700000142C07AC814.svm" xlink:type="simple" xlink:show="embed" xlink:actuate="onLoad">
            <text:p/>
          </draw:image>
        </draw:frame>
        <draw:frame draw:style-name="gr5" draw:text-style-name="P1" draw:layer="layout" svg:width="0.613cm" svg:height="0.385cm" svg:x="4.082cm" svg:y="1.026cm">
          <draw:image xlink:href="Pictures/2000000100000200000001429C58A68F.svm" xlink:type="simple" xlink:show="embed" xlink:actuate="onLoad">
            <text:p/>
          </draw:image>
        </draw:frame>
        <draw:frame draw:style-name="gr6" draw:text-style-name="P1" draw:layer="layout" svg:width="0.602cm" svg:height="0.294cm" svg:x="4.414cm" svg:y="1.685cm">
          <draw:image xlink:href="Pictures/20000001000001F7000000F6A887693B.svm" xlink:type="simple" xlink:show="embed" xlink:actuate="onLoad">
            <text:p/>
          </draw:image>
        </draw:frame>
        <draw:frame draw:style-name="gr7" draw:text-style-name="P1" draw:layer="layout" svg:width="0.349cm" svg:height="0.258cm" svg:x="4.385cm" svg:y="3.284cm">
          <draw:image xlink:href="Pictures/2000000100000124000000D8A19DD694.svm" xlink:type="simple" xlink:show="embed" xlink:actuate="onLoad">
            <text:p/>
          </draw:image>
        </draw:frame>
        <draw:frame draw:style-name="gr8" draw:text-style-name="P1" draw:layer="layout" svg:width="0.634cm" svg:height="0.294cm" svg:x="2.925cm" svg:y="4.828cm">
          <draw:image xlink:href="Pictures/2000000100000211000000F6F05E0325.svm" xlink:type="simple" xlink:show="embed" xlink:actuate="onLoad">
            <text:p/>
          </draw:image>
        </draw:frame>
        <draw:frame draw:style-name="gr9" draw:text-style-name="P1" draw:layer="layout" svg:width="0.76cm" svg:height="0.76cm" svg:x="0.355cm" svg:y="4.642cm">
          <draw:image xlink:href="Pictures/200000010000027A0000027A2368B7CD.svm" xlink:type="simple" xlink:show="embed" xlink:actuate="onLoad">
            <text:p/>
          </draw:image>
        </draw:frame>
        <draw:frame draw:style-name="gr10" draw:text-style-name="P1" draw:layer="layout" svg:width="0.75cm" svg:height="0.76cm" svg:x="5.056cm" svg:y="4.642cm">
          <draw:image xlink:href="Pictures/20000001000002720000027A6FC9F71E.svm" xlink:type="simple" xlink:show="embed" xlink:actuate="onLoad">
            <text:p/>
          </draw:image>
        </draw:frame>
        <draw:frame draw:style-name="gr11" draw:text-style-name="P1" draw:layer="layout" svg:width="0.638cm" svg:height="0.385cm" svg:x="1.556cm" svg:y="5.557cm">
          <draw:image xlink:href="Pictures/200000010000021500000142BBC54767.svm" xlink:type="simple" xlink:show="embed" xlink:actuate="onLoad">
            <text:p/>
          </draw:image>
        </draw:frame>
        <draw:frame draw:style-name="gr12" draw:text-style-name="P1" draw:layer="layout" svg:width="0.648cm" svg:height="0.385cm" svg:x="4.082cm" svg:y="5.557cm">
          <draw:image xlink:href="Pictures/200000010000021D000001423BFB183C.svm" xlink:type="simple" xlink:show="embed" xlink:actuate="onLoad">
            <text:p/>
          </draw:image>
        </draw:frame>
        <draw:frame draw:style-name="gr13" draw:text-style-name="P1" draw:layer="layout" svg:width="0.461cm" svg:height="0.395cm" svg:x="9.4cm" svg:y="0.392cm">
          <draw:image xlink:href="Pictures/20000001000001810000014A6B864DF8.svm" xlink:type="simple" xlink:show="embed" xlink:actuate="onLoad">
            <text:p/>
          </draw:image>
        </draw:frame>
        <draw:frame draw:style-name="gr4" draw:text-style-name="P1" draw:layer="layout" svg:width="0.602cm" svg:height="0.385cm" svg:x="8.171cm" svg:y="1.565cm">
          <draw:image xlink:href="Pictures/20000001000001F700000142C07AC814.svm" xlink:type="simple" xlink:show="embed" xlink:actuate="onLoad">
            <text:p/>
          </draw:image>
        </draw:frame>
        <draw:frame draw:style-name="gr5" draw:text-style-name="P1" draw:layer="layout" svg:width="0.613cm" svg:height="0.385cm" svg:x="10.426cm" svg:y="1.565cm">
          <draw:image xlink:href="Pictures/2000000100000200000001429C58A68F.svm" xlink:type="simple" xlink:show="embed" xlink:actuate="onLoad">
            <text:p/>
          </draw:image>
        </draw:frame>
        <draw:frame draw:style-name="gr14" draw:text-style-name="P1" xml:id="id4" draw:id="id4" draw:layer="layout" svg:width="0.967cm" svg:height="0.76cm" svg:x="10.559cm" svg:y="2.216cm">
          <draw:image xlink:href="Pictures/20000001000003270000027A2A5BDA74.svm" xlink:type="simple" xlink:show="embed" xlink:actuate="onLoad">
            <text:p/>
          </draw:image>
        </draw:frame>
        <draw:frame draw:style-name="gr7" draw:text-style-name="P1" draw:layer="layout" svg:width="0.349cm" svg:height="0.258cm" svg:x="9.676cm" svg:y="3.261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967cm" svg:height="0.76cm" svg:x="10.505cm" svg:y="3.605cm">
          <draw:image xlink:href="Pictures/20000001000003270000027A2A5BDA74.svm" xlink:type="simple" xlink:show="embed" xlink:actuate="onLoad">
            <text:p/>
          </draw:image>
        </draw:frame>
        <draw:frame draw:style-name="gr15" draw:text-style-name="P1" draw:layer="layout" svg:width="0.517cm" svg:height="0.355cm" svg:x="11.687cm" svg:y="3.058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638cm" svg:height="0.385cm" svg:x="8.76cm" svg:y="4.808cm">
          <draw:image xlink:href="Pictures/200000010000021500000142BBC54767.svm" xlink:type="simple" xlink:show="embed" xlink:actuate="onLoad">
            <text:p/>
          </draw:image>
        </draw:frame>
        <draw:frame draw:style-name="gr12" draw:text-style-name="P1" draw:layer="layout" svg:width="0.648cm" svg:height="0.385cm" svg:x="9.858cm" svg:y="4.808cm">
          <draw:image xlink:href="Pictures/200000010000021D000001423BFB183C.svm" xlink:type="simple" xlink:show="embed" xlink:actuate="onLoad">
            <text:p/>
          </draw:image>
        </draw:frame>
        <draw:frame draw:style-name="gr14" draw:text-style-name="P1" xml:id="id2" draw:id="id2" draw:layer="layout" svg:width="0.967cm" svg:height="0.76cm" svg:x="7.573cm" svg:y="3.55cm">
          <draw:image xlink:href="Pictures/20000001000003270000027A2A5BDA74.svm" xlink:type="simple" xlink:show="embed" xlink:actuate="onLoad">
            <text:p/>
          </draw:image>
        </draw:frame>
        <draw:frame draw:style-name="gr9" draw:text-style-name="P1" draw:layer="layout" svg:width="0.76cm" svg:height="0.76cm" svg:x="6.859cm" svg:y="4.631cm">
          <draw:image xlink:href="Pictures/200000010000027A0000027A2368B7CD.svm" xlink:type="simple" xlink:show="embed" xlink:actuate="onLoad">
            <text:p/>
          </draw:image>
        </draw:frame>
        <draw:frame draw:style-name="gr10" draw:text-style-name="P1" draw:layer="layout" svg:width="0.75cm" svg:height="0.76cm" svg:x="11.604cm" svg:y="4.631cm">
          <draw:image xlink:href="Pictures/20000001000002720000027A6FC9F71E.svm" xlink:type="simple" xlink:show="embed" xlink:actuate="onLoad">
            <text:p/>
          </draw:image>
        </draw:frame>
        <draw:frame draw:style-name="gr16" draw:text-style-name="P1" draw:layer="layout" svg:width="0.406cm" svg:height="0.289cm" svg:x="9.935cm" svg:y="5.957cm">
          <draw:image xlink:href="Pictures/2000000100000153000000F286D453A3.svm" xlink:type="simple" xlink:show="embed" xlink:actuate="onLoad">
            <text:p/>
          </draw:image>
        </draw:frame>
        <draw:frame draw:style-name="gr17" draw:text-style-name="P1" draw:layer="layout" svg:width="0.456cm" svg:height="0.304cm" svg:x="9.425cm" svg:y="6.854cm">
          <draw:image xlink:href="Pictures/200000010000017D000000FE15DA85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7:28:26</dc:date>
    <dc:creator>kkk </dc:creator>
    <meta:editing-duration>PT9M15S</meta:editing-duration>
    <meta:editing-cycles>2</meta:editing-cycles>
    <meta:generator>LibreOffice/3.3$Linux LibreOffice_project/330m19$Build-401</meta:generator>
    <meta:document-statistic meta:object-count="33"/>
  </office:meta>
</office:document-meta>
</file>